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61134a" officeooo:paragraph-rsid="000a6501" style:font-size-asian="12pt" style:font-style-asian="normal" style:font-size-complex="12pt" style:font-style-complex="normal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63e71" officeooo:paragraph-rsid="000a6501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6f52c" officeooo:paragraph-rsid="000a6501" style:font-size-asian="12pt" style:font-style-asian="normal" style:font-size-complex="12pt" style:font-style-complex="normal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800e7" officeooo:paragraph-rsid="000a6501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8d58a" officeooo:paragraph-rsid="000a6501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9b464" officeooo:paragraph-rsid="000a6501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aff5a" officeooo:paragraph-rsid="000a6501" style:font-size-asian="12pt" style:font-style-asian="normal" style:font-size-complex="12pt" style:font-style-complex="normal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c97c8" officeooo:paragraph-rsid="000a6501" style:font-size-asian="12pt" style:font-style-asian="normal" style:font-size-complex="12pt" style:font-style-complex="normal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dcfa1" officeooo:paragraph-rsid="000a6501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ee32c" officeooo:paragraph-rsid="000a6501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5fbebe" officeooo:paragraph-rsid="000a6501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6f52c" officeooo:paragraph-rsid="000a6501" style:font-size-asian="12pt" style:font-style-asian="italic" style:font-size-complex="12pt" style:font-style-complex="italic"/>
    </style:style>
    <style:style style:name="P13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51f37" officeooo:paragraph-rsid="000a6501" style:font-size-asian="12pt" style:font-style-asian="italic" style:font-size-complex="12pt" style:font-style-complex="italic"/>
    </style:style>
    <style:style style:name="P14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800e7" officeooo:paragraph-rsid="000a6501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58d58a" officeooo:paragraph-rsid="000a6501" style:font-size-asian="12pt" style:font-style-asian="italic" style:font-size-complex="12pt" style:font-style-complex="italic"/>
    </style:style>
    <style:style style:name="P16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563e71" officeooo:paragraph-rsid="000a6501" style:font-size-asian="12pt" style:font-style-asian="normal" style:font-size-complex="12pt" style:font-style-complex="normal"/>
    </style:style>
    <style:style style:name="T1" style:family="text">
      <style:text-properties officeooo:rsid="005aff5a"/>
    </style:style>
    <style:style style:name="T2" style:family="text">
      <style:text-properties officeooo:rsid="0141fc01"/>
    </style:style>
    <style:style style:name="T3" style:family="text">
      <style:text-properties officeooo:rsid="0056f52c"/>
    </style:style>
    <style:style style:name="T4" style:family="text">
      <style:text-properties officeooo:rsid="0116ca38"/>
    </style:style>
    <style:style style:name="T5" style:family="text">
      <style:text-properties officeooo:rsid="005800e7"/>
    </style:style>
    <style:style style:name="T6" style:family="text">
      <style:text-properties officeooo:rsid="0143ddb5"/>
    </style:style>
    <style:style style:name="T7" style:family="text">
      <style:text-properties officeooo:rsid="0328450e"/>
    </style:style>
    <style:style style:name="T8" style:family="text">
      <style:text-properties officeooo:rsid="006331b2"/>
    </style:style>
    <style:style style:name="T9" style:family="text">
      <style:text-properties officeooo:rsid="005c97c8"/>
    </style:style>
    <style:style style:name="T10" style:family="text">
      <style:text-properties officeooo:rsid="03289132"/>
    </style:style>
    <style:style style:name="T11" style:family="text">
      <style:text-properties officeooo:rsid="0061134a"/>
    </style:style>
    <style:style style:name="T12" style:family="text">
      <style:text-properties officeooo:rsid="005dcfa1"/>
    </style:style>
    <style:style style:name="T13" style:family="text">
      <style:text-properties officeooo:rsid="005fc91e"/>
    </style:style>
    <style:style style:name="T14" style:family="text">
      <style:text-properties officeooo:rsid="00772e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/>
      <text:p text:style-name="P2"/>
      <text:p text:style-name="P2">В конце дня <text:span text:style-name="T1">выдалась минута по</text:span>кури<text:span text:style-name="T1">ть</text:span> в беседке и вокруг неё.</text:p>
      <text:p text:style-name="P2">Мимо проходил старшина четвёртой роты — мужик лет сорока с добродушн<text:span text:style-name="T2">о</text:span> круглым лицом и <text:span text:style-name="T2">шаровидным</text:span> пузом.</text:p>
      <text:p text:style-name="P2">Он остановился спросить откуда мы призывались. </text:p>
      <text:p text:style-name="P2">Наверное, ему нечего было делать до отъезда в город — <text:span text:style-name="T2">в</text:span> пят<text:span text:style-name="T2">ь</text:span> часов <text:span text:style-name="T3">старшин, прапорщиков, и офицеров, а также две пары женщин из бухгалтерии при штабе части, отвозили в Ставрополь. И</text:span>з офицерского состава в <text:span text:style-name="T3">отряде</text:span> оставался лишь дежурный по части. </text:p>
      <text:p text:style-name="P3">Один из нас, по имени Ваня, видя гуманное расположение старшего по званию, заискивающе улыбнулся и спросил:</text:p>
      <text:p text:style-name="P3">- Товарищ старшина, а меня могут за это комиссовать?</text:p>
      <text:p text:style-name="P3">Он набычился и упёр указательный палец в широкий шрам на своём темени, окружённый щетиной обритых волос.</text:p>
      <text:p text:style-name="P3">- Чё, нашёл чем <text:s/>от армии закосить? - сказал старшина. - А хý<text:span text:style-name="T2">й</text:span> ты угадал!</text:p>
      <text:p text:style-name="P3">И он отечески-увещевательно хлопнул Ваню по спине широкой ладонью.</text:p>
      <text:p text:style-name="P3">От звучного шлепка Ваня прогнулся в обратную сторону и болезненно скривил рот:</text:p>
      <text:p text:style-name="P3">- Ой!</text:p>
      <text:p text:style-name="P3">Солдаты с готовностью засмеялись шутке старшины.</text:p>
      <text:p text:style-name="P3"/>
      <text:p text:style-name="P3">А тактические занятия мне даже понравились.</text:p>
      <text:p text:style-name="P3">Все три взвода «учебки» построили в одну колонну и вывели за территорию части.</text:p>
      <text:p text:style-name="P3">Сержанты объяснили, что «вспышка» — это ядерный взрыв и нужно залечь головой в его направлении.</text:p>
      <text:p text:style-name="P3">Последовала команда «бегом марш!» и, когда вся колонна перешла на нестройную рысцу, один из сержантов крикнул:</text:p>
      <text:p text:style-name="P3">- Вспышка справа!</text:p>
      <text:p text:style-name="P3">С оживлёнными вскриками мы вразнобой повалились на траву. <text:s/>Это повторилось несколько раз.</text:p>
      <text:p text:style-name="P3"/>
      <text:p text:style-name="P12"><text:span text:style-name="T4">(...к</text:span>огда мы стали «дедами» и мои сопризывник<text:span text:style-name="T5">и вспоминали эти «вспышка слева!», «вспышка справа!» как одно из мытарств «молодой» службы, я их не понимал.</text:span></text:p>
      <text:p text:style-name="P12"><text:span text:style-name="T5">Не понимаю и до сих пор. Бегать по летнему полю, кувыркаться в зелёной</text:span> <text:span text:style-name="T5">траве, когда есть на то силы и охота — это ж в кайф!</text:span></text:p>
      <text:p text:style-name="P12"><text:tab/><text:tab/><text:tab/><text:span text:style-name="T5">Как молоды мы были,</text:span></text:p>
      <text:p text:style-name="P12"><text:tab/><text:tab/><text:tab/><text:span text:style-name="T5">Как молоды мы были...)</text:span></text:p>
      <text:p text:style-name="P13"/>
      <text:p text:style-name="P4">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.</text:p>
      <text:p text:style-name="P4"/>
      <text:p text:style-name="P4">Нет, никакого автоматического, либо какого-нибудь иного оружия <text:span text:style-name="T4">нам</text:span> при этом не <text:span text:style-name="T4">выдавали</text:span>.</text:p>
      <text:p text:style-name="P4"><text:span text:style-name="T6">Мы п</text:span>о очереди <text:span text:style-name="T6">вы</text:span>ходили к столу на асфальтной дорожке, брали листок с текстом присяги, зачитывали его, клали обратно, ставили свою подпись в другом листке — где укажет лейтенант — и возвращались в строй; лицом к длинной стене барака <text:span text:style-name="T6">из белого</text:span> силикатн<text:span text:style-name="T6">ого</text:span> кирпич<text:span text:style-name="T6">а в </text:span><text:s/><text:span text:style-name="T6">кладке </text:span>«на ребро».</text:p>
      <text:p text:style-name="P4">Позади стола, лицом к нам, стояли два офицера.</text:p>
      <text:p text:style-name="P4">Если у кого-то из присягающих не ладилось с чтением, то к нему не очень-то и придирались — лишь бы кончил поскорей да поставил свою закорючку на бумаге.</text:p>
      <text:p text:style-name="P4">Напоследок лейтенант спросил нет ли у кого-нибудь из нас медицинского образования.</text:p>
      <text:p text:style-name="P4">После общей небольшой заминки из строя вышел молодой солдат и сказал, что он помогал фельдшеру в медпункте своего села.</text:p>
      <text:p text:style-name="P4"><text:soft-page-break/>Его оставили <text:span text:style-name="T6">служить </text:span>в четвёртой роте, как и трёх профессиональных водителей <text:span text:style-name="T6">из нашего призыва</text:span>.</text:p>
      <text:p text:style-name="P4"/>
      <text:p text:style-name="P14"><text:span text:style-name="T4">(...с</text:span>колько раз в последующие два года я крыл себя многоэтажными выражениями, что не сделал два шага вперёд — объявить о трёх годах подготовки к поступлению в медицинский институт на отделение нейрохирургии!..<text:span text:style-name="T4">)</text:span></text:p>
      <text:p text:style-name="P14"/>
      <text:p text:style-name="P5">Потом нам зачитали кому где служить. </text:p>
      <text:p text:style-name="P5">Я попал в первую роту — роту каменщиков. </text:p>
      <text:p text:style-name="P5">Вторая и третья — штукатуры. Четвёртая — шофера и <text:span text:style-name="T6">всякое там</text:span> ещё.</text:p>
      <text:p text:style-name="P5">Нас отвели в казармы соответствующих рот и представили командиров наших отделений. Те указали свободные койки в кубриках пустой казармы, потому что личный состав роты в это время <text:span text:style-name="T7">дня </text:span>труди<text:span text:style-name="T7">т</text:span>ся на строительных объектах в городе.</text:p>
      <text:p text:style-name="P5"/>
      <text:p text:style-name="P5">В природе нет ничего более отвратительного по своему звучанию, чем команда дневального «рота! подъём!» <text:s text:c="2"/></text:p>
      <text:p text:style-name="P5"/>
      <text:p text:style-name="P15"><text:span text:style-name="T4">(...з</text:span>абегая вперёд, признаюсь, что и сам я, будучи дневальным и дождавшись когда стрелки больших квадратных часов над тумбочкой покажут шесть ноль-ноль, <text:s/>делал глубокий вздох и самым наираспропаскуднейшим голосом орал:</text:p>
      <text:p text:style-name="P15">- Рё-о-т-я-а! Пад-ё<text:span text:style-name="T8">оо</text:span>м!</text:p>
      <text:p text:style-name="P15">Око за око. Ухо за ухо...<text:span text:style-name="T4">)</text:span></text:p>
      <text:p text:style-name="P15"/>
      <text:p text:style-name="P5">После первой ночи в казарме первой роты из моих личных вещей в тумбочке кубрика осталась только начатая пачка лезвий «Нева» <text:span text:style-name="T6">стоимостью в</text:span> 25 коп.</text:p>
      <text:p text:style-name="P5">Пропажа зубной щётки, пасты и бритвенного станка не так меня удручила, как исчезновение 30 копеек из кармана хэбэ штанов. Это на две пачки сигарет «Прима».</text:p>
      <text:p text:style-name="P5"><text:span text:style-name="T1">Мне</text:span> вспомнил<text:span text:style-name="T1">ись</text:span> днепропетровц<text:span text:style-name="T1">ы</text:span>, <text:span text:style-name="T1">стрелявшие</text:span> бычки в яме беседки.</text:p>
      <text:p text:style-name="P5">Заправив постель одеялом и накинув на шею, по примеру старших товарищей, белое вафельное полотенце, я покинул казарму и в общем потоке цвета хаки пошёл в сортир. </text:p>
      <text:p text:style-name="P6">Над каждым из десяти очок кто-то сидел и над каждым сидящим стояла очередь из пары ожидающих и даже к мочестоку не сразу-то доступишься.</text:p>
      <text:p text:style-name="P7">Шёл шумный обмен новостями о происшествиях минувшего дня.</text:p>
      <text:p text:style-name="P7">- Он чё — готовый был?</text:p>
      <text:p text:style-name="P7">- Сам знаешь.</text:p>
      <text:p text:style-name="P7">- Поймали?</text:p>
      <text:p text:style-name="P7">- А хýй его знает. Ищут.</text:p>
      <text:p text:style-name="P7">- <text:span text:style-name="T9">Поймают.</text:span></text:p>
      <text:p text:style-name="P7">- <text:span text:style-name="T9">Сам знаешь.</text:span></text:p>
      <text:p text:style-name="P7">У кранов умывальника <text:span text:style-name="T10">перетираются </text:span>те же происшествия, но <text:span text:style-name="T10">уже </text:span>в подробностях.</text:p>
      <text:p text:style-name="P7">К восьми часам дежурные по ротам провели на плацу зарядку с «молодыми» и «черпаками» своих подразделений. <text:s/>Роты позавтракали в полном составе и построены в <text:s/>пять шеренг на плацу, кроме нескольких «дедов», которые на всё забили <text:span text:style-name="T10">уже по полной</text:span>.</text:p>
      <text:p text:style-name="P7"/>
      <text:p text:style-name="P7">Без чего-то восемь к проходной подъезжает «козёл» ком<text:span text:style-name="T11">бата</text:span> <text:span text:style-name="T9">и маленький автобус с офицерами и бухгалтершами.</text:span></text:p>
      <text:p text:style-name="P8">Ком<text:span text:style-name="T11">бат</text:span>, замполит и начальник штаба <text:span text:style-name="T12">выходят на середину плаца</text:span>, бухгалтерши позади барака-<text:span text:style-name="T12">казармы</text:span> третьей роты направляются к четвёртой: половина того барака — <text:s/>это штаб части.</text:p>
      <text:p text:style-name="P8">Начинается развод.</text:p>
      <text:p text:style-name="P9">Дежурный по части докладывает командованию, что происшествий <text:span text:style-name="T6">в части </text:span>не было.</text:p>
      <text:p text:style-name="P9">Начальник штаба приказывает двум солдатам третьей роты выйти из строя и встать лицом к <text:soft-page-break/>построению. Вчера они нарушали воинскую дисциплину на строительных объектах в городе. </text:p>
      <text:p text:style-name="P9">Начальник штаба объявляет меру наказания — десять суток ареста.</text:p>
      <text:p text:style-name="P9">Седовласый ком<text:span text:style-name="T11">бат</text:span>, водя по сторонам широкими стёклами очков в роговой оправе, начинает обличительную речь.</text:p>
      <text:p text:style-name="P9">О чём речь — понять невозможно, потому что он маразматик и с половины начатого предложения сбивается на следующее, но тоже до половины.</text:p>
      <text:p text:style-name="P9"/>
      <text:p text:style-name="P10">За его спиной по дорожке вдоль клуба приближается отдельная рота. <text:span text:style-name="T10">Они и</text:span>дут на завтрак в столовую. Им этот развод вообще пó хую. Они — отдельная рота.</text:p>
      <text:p text:style-name="P10"/>
      <text:p text:style-name="P10">Наконец, замполит говорит заорáторившемуся полковнику, что хватит уже. </text:p>
      <text:p text:style-name="P10">Тот договаривает ещё пару матюков и утихает.</text:p>
      <text:p text:style-name="P10">Дежурный по части сдаёт дежурство следующему, заступают в наряд <text:span text:style-name="T13">новые </text:span>дежурные по рота<text:span text:style-name="T13">м</text:span>, нарушители дисциплины бредут к проходной; там их запрут на «губу» <text:span text:style-name="T12">— </text:span>в <text:span text:style-name="T13">тёмной</text:span> комнатушк<text:span text:style-name="T13">е</text:span> без окон, но с нарами.</text:p>
      <text:p text:style-name="P10">Начальник штаба <text:span text:style-name="T10">отдаёт команду</text:span> отправляться к месту работ.</text:p>
      <text:p text:style-name="P10">Мы шагаем к воротам, за которыми нас уже ждут грузовики.</text:p>
      <text:p text:style-name="P10">Ком<text:span text:style-name="T11">бат</text:span> всполошился <text:span text:style-name="T12">— </text:span>он вспомнил чт<text:span text:style-name="T4">ó</text:span> ещё хотел сказать, когда говорил.</text:p>
      <text:p text:style-name="P10">А вот хуя тебе, муд<text:span text:style-name="T14">озвон</text:span>! <text:span text:style-name="T4">Развод кончился.</text:span></text:p>
      <text:p text:style-name="P11">Мы уже один за другим вспрыгиваем в кузов — ногой на колесо, руками за борт, перемахнуть через него и проскочить дальше, чтоб на тебя не приземлился следующий.</text:p>
      <text:p text:style-name="P1">Ну, всё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20:52:46.869382277</meta:creation-date>
    <dc:date>2017-03-01T20:52:53.353580357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1" meta:word-count="1005" meta:character-count="6548" meta:non-whitespace-character-count="5571"/>
    <meta:generator>LibreOffice/4.3.3.2$Linux_x86 LibreOffice_project/430m0$Build-2</meta:generator>
  </office:meta>
</office:document-meta>
</file>